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288" officeooo:paragraph-rsid="00001288"/>
    </style:style>
    <style:style style:name="P2" style:family="paragraph" style:parent-style-name="Standard">
      <style:text-properties officeooo:rsid="00013efd" officeooo:paragraph-rsid="00013efd"/>
    </style:style>
    <style:style style:name="P3" style:family="paragraph" style:parent-style-name="Standard">
      <style:text-properties officeooo:rsid="000140f9" officeooo:paragraph-rsid="000140f9"/>
    </style:style>
    <style:style style:name="P4" style:family="paragraph" style:parent-style-name="Standard">
      <style:text-properties officeooo:rsid="0001a3fe" officeooo:paragraph-rsid="0001a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 : Faire un interface grafique qui marche bien est déjà bien.</text:p>
      <text:p text:style-name="P1">Idée de scénario intéressant (virus 10h).</text:p>
      <text:p text:style-name="P1">Faire un plateau solide</text:p>
      <text:p text:style-name="P1">Faire un solver</text:p>
      <text:p text:style-name="P2">Une partie abstraite/une partie concret</text:p>
      <text:p text:style-name="P2">Regarder le jeu/ comment il marche</text:p>
      <text:p text:style-name="P3">Un point difficile : les animations → un clic, une case</text:p>
      <text:p text:style-name="P3">Rendre fin mai</text:p>
      <text:p text:style-name="P3">Rendre qq chose en février</text:p>
      <text:p text:style-name="P4">Utiliser plusieurs classes</text:p>
      <text:p text:style-name="P4"/>
      <text:p text:style-name="P4">https://github.com/Flo-authentique/projetPythonLisonFl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1-22T13:39:33.576000000</dc:date>
    <meta:editing-duration>PT9M22S</meta:editing-duration>
    <meta:editing-cycles>3</meta:editing-cycles>
    <meta:document-statistic meta:table-count="0" meta:image-count="0" meta:object-count="0" meta:page-count="1" meta:paragraph-count="11" meta:word-count="59" meta:character-count="397" meta:non-whitespace-character-count="349"/>
  </office:meta>
</office:document-meta>
</file>